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T1" style:family="text">
      <style:text-properties style:font-name="Ari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ichelberger Version Control</text:p>
      <text:p text:style-name="P1"/>
      <text:p text:style-name="Standard"><text:span text:style-name="T1">1.03 – Added ability to add CSA to Equipment</text:span></text:p>
      <text:p text:style-name="P1">1.04 – Fixed Service Notes – previously was using number from first record in listing for the note written for any record in the listing</text:p>
      <text:p text:style-name="P1">1.05 -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reen Leaf Services</meta:initial-creator>
    <meta:creation-date>2017-07-13T16:13:24.73</meta:creation-date>
    <dc:date>2017-07-13T16:18:40.81</dc:date>
    <dc:creator>Green Leaf Services</dc:creator>
    <meta:editing-duration>PT5M16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1" meta:paragraph-count="4" meta:word-count="39" meta:character-count="215"/>
  </office:meta>
</office:document-meta>
</file>